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ormal" style:master-page-name="MP0" style:family="paragraph">
      <style:paragraph-properties fo:break-before="page" fo:text-align="start" fo:text-indent="0in"/>
      <style:text-properties style:font-name="Times New Roman" fo:font-size="12pt" style:font-size-asian="12pt" style:font-size-complex="12pt" fo:language="en" fo:country="US"/>
    </style:style>
    <style:style style:name="P2" style:parent-style-name="Normal" style:family="paragraph">
      <style:paragraph-properties fo:text-align="start" fo:text-indent="0in"/>
      <style:text-properties fo:language="en" fo:country="US"/>
    </style:style>
    <style:style style:name="P3"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4"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5" style:parent-style-name="Normal" style:family="paragraph">
      <style:paragraph-properties fo:text-align="start" fo:text-indent="0in"/>
      <style:text-properties style:font-name="Times New Roman" fo:font-size="12pt" style:font-size-asian="12pt" style:font-size-complex="12pt" fo:language="en" fo:country="US"/>
    </style:style>
    <style:style style:name="P6" style:parent-style-name="Normal" style:family="paragraph">
      <style:paragraph-properties fo:text-align="start" fo:text-indent="0in"/>
      <style:text-properties style:font-name="Times New Roman" fo:font-size="12pt" style:font-size-asian="12pt" style:font-size-complex="12pt" fo:language="en" fo:country="US"/>
    </style:style>
    <style:style style:name="P7" style:parent-style-name="Normal" style:family="paragraph">
      <style:paragraph-properties fo:text-align="start" fo:text-indent="0in"/>
    </style:style>
    <style:style style:name="T8" style:parent-style-name="DefaultParagraphFont" style:family="text">
      <style:text-properties style:font-name="Times New Roman" fo:font-size="12pt" style:font-size-asian="12pt" style:font-size-complex="12pt" fo:language="en" fo:country="US"/>
    </style:style>
    <style:style style:name="T9"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10" style:parent-style-name="DefaultParagraphFont" style:family="text">
      <style:text-properties style:font-name="Times New Roman" fo:font-size="12pt" style:font-size-asian="12pt" style:font-size-complex="12pt" fo:language="en" fo:country="US"/>
    </style:style>
    <style:style style:name="T11" style:parent-style-name="DefaultParagraphFont" style:family="text">
      <style:text-properties style:font-name="Times New Roman" fo:font-size="12pt" style:font-size-asian="12pt" style:font-size-complex="12pt" fo:language="en" fo:country="US"/>
    </style:style>
    <style:style style:name="T12" style:parent-style-name="DefaultParagraphFont" style:family="text">
      <style:text-properties style:font-name="Times New Roman" fo:font-size="12pt" style:font-size-asian="12pt" style:font-size-complex="12pt" fo:language="en" fo:country="US"/>
    </style:style>
    <style:style style:name="P13" style:parent-style-name="CommentText" style:family="paragraph">
      <style:paragraph-properties fo:text-align="start" fo:text-indent="0in"/>
    </style:style>
    <style:style style:name="T14" style:parent-style-name="DefaultParagraphFont" style:family="text">
      <style:text-properties style:font-name="Times New Roman" fo:font-size="12pt" style:font-size-asian="12pt" style:font-size-complex="12pt" fo:language="en" fo:country="US"/>
    </style:style>
    <style:style style:name="P15" style:parent-style-name="Normal" style:family="paragraph">
      <style:paragraph-properties fo:text-align="start" fo:text-indent="0in"/>
      <style:text-properties style:font-name="Times New Roman" fo:font-size="12pt" style:font-size-asian="12pt" style:font-size-complex="12pt" fo:language="en" fo:country="US"/>
    </style:style>
    <style:style style:name="P16"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7" style:parent-style-name="Normal" style:family="paragraph">
      <style:paragraph-properties fo:text-align="start" fo:text-indent="0in"/>
    </style:style>
    <style:style style:name="T18" style:parent-style-name="DefaultParagraphFont" style:family="text">
      <style:text-properties style:font-name="Times New Roman" fo:font-size="12pt" style:font-size-asian="12pt" style:font-size-complex="12pt" fo:language="en" fo:country="US"/>
    </style:style>
    <style:style style:name="T19" style:parent-style-name="DefaultParagraphFont" style:family="text">
      <style:text-properties style:font-name="Times New Roman" fo:font-size="12pt" style:font-size-asian="12pt" style:font-size-complex="12pt" fo:language="en" fo:country="US"/>
    </style:style>
    <style:style style:name="P20" style:parent-style-name="CommentText" style:family="paragraph">
      <style:paragraph-properties fo:text-align="start" fo:text-indent="0in"/>
    </style:style>
    <style:style style:name="T21" style:parent-style-name="DefaultParagraphFont" style:family="text">
      <style:text-properties style:font-name="Times New Roman" fo:font-size="12pt" style:font-size-asian="12pt" style:font-size-complex="12pt" fo:language="en" fo:country="US"/>
    </style:style>
    <style:style style:name="T22" style:parent-style-name="DefaultParagraphFont" style:family="text">
      <style:text-properties style:font-name="Times New Roman" fo:font-size="12pt" style:font-size-asian="12pt" style:font-size-complex="12pt" fo:language="en" fo:country="US"/>
    </style:style>
    <style:style style:name="P23" style:parent-style-name="CommentText" style:family="paragraph">
      <style:paragraph-properties fo:text-align="start" fo:text-indent="0in"/>
    </style:style>
    <style:style style:name="T24" style:parent-style-name="DefaultParagraphFont" style:family="text">
      <style:text-properties style:font-name="Times New Roman" fo:font-size="12pt" style:font-size-asian="12pt" style:font-size-complex="12pt" fo:language="en" fo:country="US"/>
    </style:style>
    <style:style style:name="T25"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26" style:parent-style-name="DefaultParagraphFont" style:family="text">
      <style:text-properties style:font-name="Times New Roman" fo:font-size="12pt" style:font-size-asian="12pt" style:font-size-complex="12pt" fo:language="en" fo:country="US"/>
    </style:style>
    <style:style style:name="T27"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28" style:parent-style-name="DefaultParagraphFont" style:family="text">
      <style:text-properties style:font-name="Times New Roman" fo:font-size="12pt" style:font-size-asian="12pt" style:font-size-complex="12pt" fo:language="en" fo:country="US"/>
    </style:style>
    <style:style style:name="T29"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30" style:parent-style-name="DefaultParagraphFont" style:family="text">
      <style:text-properties style:font-name="Times New Roman" fo:font-size="12pt" style:font-size-asian="12pt" style:font-size-complex="12pt" fo:language="en" fo:country="US"/>
    </style:style>
    <style:style style:name="T31"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32" style:parent-style-name="DefaultParagraphFont" style:family="text">
      <style:text-properties style:font-name="Times New Roman" fo:font-size="12pt" style:font-size-asian="12pt" style:font-size-complex="12pt" fo:language="en" fo:country="US"/>
    </style:style>
    <style:style style:name="T33" style:parent-style-name="DefaultParagraphFont" style:family="text">
      <style:text-properties style:font-name="Times New Roman" fo:font-size="12pt" style:font-size-asian="12pt" style:font-size-complex="12pt" fo:language="en" fo:country="US"/>
    </style:style>
    <style:style style:name="T34"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35" style:parent-style-name="DefaultParagraphFont" style:family="text">
      <style:text-properties style:font-name="Times New Roman" fo:font-size="12pt" style:font-size-asian="12pt" style:font-size-complex="12pt" fo:language="en" fo:country="US"/>
    </style:style>
    <style:style style:name="T36"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37" style:parent-style-name="DefaultParagraphFont" style:family="text">
      <style:text-properties style:font-name="Times New Roman" fo:font-size="12pt" style:font-size-asian="12pt" style:font-size-complex="12pt" fo:language="en" fo:country="US"/>
    </style:style>
    <style:style style:name="T38"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39" style:parent-style-name="DefaultParagraphFont" style:family="text">
      <style:text-properties style:font-name="Times New Roman" fo:font-size="12pt" style:font-size-asian="12pt" style:font-size-complex="12pt" fo:language="en" fo:country="US"/>
    </style:style>
    <style:style style:name="T40"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41" style:parent-style-name="DefaultParagraphFont" style:family="text">
      <style:text-properties style:font-name="Times New Roman" fo:font-size="12pt" style:font-size-asian="12pt" style:font-size-complex="12pt" fo:language="en" fo:country="US"/>
    </style:style>
    <style:style style:name="T42"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43" style:parent-style-name="DefaultParagraphFont" style:family="text">
      <style:text-properties style:font-name="Times New Roman" fo:font-size="12pt" style:font-size-asian="12pt" style:font-size-complex="12pt" fo:language="en" fo:country="US"/>
    </style:style>
    <style:style style:name="T44" style:parent-style-name="DefaultParagraphFont" style:family="text">
      <style:text-properties style:font-name="Times New Roman" fo:font-size="12pt" style:font-size-asian="12pt" style:font-size-complex="12pt" fo:language="en" fo:country="US"/>
    </style:style>
    <style:style style:name="P45" style:parent-style-name="CommentText" style:family="paragraph">
      <style:paragraph-properties fo:text-align="start" fo:text-indent="0in"/>
    </style:style>
    <style:style style:name="P46" style:parent-style-name="Normal" style:family="paragraph">
      <style:paragraph-properties fo:text-align="start" fo:text-indent="0in"/>
    </style:style>
    <style:style style:name="T47" style:parent-style-name="DefaultParagraphFont" style:family="text">
      <style:text-properties style:font-name="Times New Roman" fo:font-size="12pt" style:font-size-asian="12pt" style:font-size-complex="12pt" fo:language="en" fo:country="US"/>
    </style:style>
    <style:style style:name="T48"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49" style:parent-style-name="DefaultParagraphFont" style:family="text">
      <style:text-properties style:font-name="Times New Roman" fo:font-size="12pt" style:font-size-asian="12pt" style:font-size-complex="12pt" fo:language="en" fo:country="US"/>
    </style:style>
    <style:style style:name="T50"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51" style:parent-style-name="DefaultParagraphFont" style:family="text">
      <style:text-properties style:font-name="Times New Roman" fo:font-size="12pt" style:font-size-asian="12pt" style:font-size-complex="12pt" fo:language="en" fo:country="US"/>
    </style:style>
    <style:style style:name="T52"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53" style:parent-style-name="DefaultParagraphFont" style:family="text">
      <style:text-properties style:font-name="Times New Roman" fo:font-size="12pt" style:font-size-asian="12pt" style:font-size-complex="12pt" fo:language="en" fo:country="US"/>
    </style:style>
    <style:style style:name="T54"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55" style:parent-style-name="DefaultParagraphFont" style:family="text">
      <style:text-properties style:font-name="Times New Roman" fo:font-size="12pt" style:font-size-asian="12pt" style:font-size-complex="12pt" fo:language="en" fo:country="US"/>
    </style:style>
    <style:style style:name="T56" style:parent-style-name="DefaultParagraphFont" style:family="text">
      <style:text-properties style:font-name="Times New Roman" fo:font-size="12pt" style:font-size-asian="12pt" style:font-size-complex="12pt" fo:language="en" fo:country="US"/>
    </style:style>
    <style:style style:name="P57" style:parent-style-name="CommentText" style:family="paragraph">
      <style:paragraph-properties fo:text-align="start" fo:text-indent="0in"/>
    </style:style>
    <style:style style:name="T58" style:parent-style-name="DefaultParagraphFont" style:family="text">
      <style:text-properties style:font-name="Times New Roman" fo:font-size="12pt" style:font-size-asian="12pt" style:font-size-complex="12pt" fo:language="en" fo:country="US"/>
    </style:style>
    <style:style style:name="T59"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60" style:parent-style-name="DefaultParagraphFont" style:family="text">
      <style:text-properties style:font-name="Times New Roman" fo:font-size="12pt" style:font-size-asian="12pt" style:font-size-complex="12pt" fo:language="en" fo:country="US"/>
    </style:style>
    <style:style style:name="T61"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62" style:parent-style-name="DefaultParagraphFont" style:family="text">
      <style:text-properties style:font-name="Times New Roman" fo:font-size="12pt" style:font-size-asian="12pt" style:font-size-complex="12pt" fo:language="en" fo:country="US"/>
    </style:style>
    <style:style style:name="T63"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64" style:parent-style-name="DefaultParagraphFont" style:family="text">
      <style:text-properties style:font-name="Times New Roman" fo:font-size="12pt" style:font-size-asian="12pt" style:font-size-complex="12pt" fo:language="en" fo:country="US"/>
    </style:style>
    <style:style style:name="T65"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66" style:parent-style-name="DefaultParagraphFont" style:family="text">
      <style:text-properties style:font-name="Times New Roman" fo:font-size="12pt" style:font-size-asian="12pt" style:font-size-complex="12pt" fo:language="en" fo:country="US"/>
    </style:style>
    <style:style style:name="T67"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68"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P69" style:parent-style-name="CommentText" style:family="paragraph">
      <style:paragraph-properties fo:text-align="start" fo:text-indent="0in"/>
    </style:style>
    <style:style style:name="T70" style:parent-style-name="DefaultParagraphFont" style:family="text">
      <style:text-properties style:font-name="Times New Roman" fo:font-size="12pt" style:font-size-asian="12pt" style:font-size-complex="12pt" fo:language="en" fo:country="US"/>
    </style:style>
    <style:style style:name="T71" style:parent-style-name="DefaultParagraphFont" style:family="text">
      <style:text-properties style:font-name="Times New Roman" fo:font-size="12pt" style:font-size-asian="12pt" style:font-size-complex="12pt" fo:language="en" fo:country="US"/>
    </style:style>
    <style:style style:name="T72"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73" style:parent-style-name="DefaultParagraphFont" style:family="text">
      <style:text-properties style:font-name="Times New Roman" fo:font-size="12pt" style:font-size-asian="12pt" style:font-size-complex="12pt" fo:language="en" fo:country="US"/>
    </style:style>
    <style:style style:name="P74" style:parent-style-name="Normal" style:family="paragraph">
      <style:paragraph-properties fo:text-align="start" fo:text-indent="0in"/>
      <style:text-properties style:font-name="Times New Roman" fo:font-size="12pt" style:font-size-asian="12pt" style:font-size-complex="12pt" fo:language="en" fo:country="US"/>
    </style:style>
    <style:style style:name="P75"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76" style:parent-style-name="Normal" style:family="paragraph">
      <style:paragraph-properties fo:text-align="start" fo:text-indent="0in"/>
    </style:style>
    <style:style style:name="T77" style:parent-style-name="DefaultParagraphFont" style:family="text">
      <style:text-properties style:font-name="Times New Roman" fo:font-size="12pt" style:font-size-asian="12pt" style:font-size-complex="12pt" fo:language="en" fo:country="US"/>
    </style:style>
    <style:style style:name="T78" style:parent-style-name="DefaultParagraphFont" style:family="text">
      <style:text-properties style:font-name="Times New Roman" fo:font-size="12pt" style:font-size-asian="12pt" style:font-size-complex="12pt" fo:language="en" fo:country="US"/>
    </style:style>
    <style:style style:name="P79" style:parent-style-name="CommentText" style:family="paragraph">
      <style:paragraph-properties fo:text-align="start" fo:text-indent="0in"/>
    </style:style>
    <style:style style:name="T80" style:parent-style-name="CommentReference" style:family="text">
      <style:text-properties style:font-name="Times New Roman" fo:font-size="12pt" style:font-size-asian="12pt" style:font-size-complex="12pt"/>
    </style:style>
    <style:style style:name="T81" style:parent-style-name="DefaultParagraphFont" style:family="text">
      <style:text-properties style:font-name="Times New Roman" fo:font-size="12pt" style:font-size-asian="12pt" style:font-size-complex="12pt" fo:language="en" fo:country="US"/>
    </style:style>
    <style:style style:name="T82" style:parent-style-name="DefaultParagraphFont" style:family="text">
      <style:text-properties style:font-name="Times New Roman" fo:font-size="12pt" style:font-size-asian="12pt" style:font-size-complex="12pt" fo:language="en" fo:country="US"/>
    </style:style>
    <style:style style:name="P83" style:parent-style-name="CommentText" style:family="paragraph">
      <style:paragraph-properties fo:text-align="start" fo:text-indent="0in"/>
    </style:style>
    <style:style style:name="T84" style:parent-style-name="DefaultParagraphFont" style:family="text">
      <style:text-properties style:font-name="Times New Roman" fo:font-size="12pt" style:font-size-asian="12pt" style:font-size-complex="12pt" fo:language="en" fo:country="US"/>
    </style:style>
    <style:style style:name="P85" style:parent-style-name="CommentText" style:family="paragraph">
      <style:paragraph-properties fo:text-align="start" fo:text-indent="0in"/>
    </style:style>
    <style:style style:name="T86" style:parent-style-name="DefaultParagraphFont" style:family="text">
      <style:text-properties style:font-name="Times New Roman" fo:font-size="12pt" style:font-size-asian="12pt" style:font-size-complex="12pt" fo:language="en" fo:country="US"/>
    </style:style>
    <style:style style:name="P87" style:parent-style-name="Normal" style:family="paragraph">
      <style:paragraph-properties fo:text-align="start" fo:text-indent="0in"/>
      <style:text-properties style:font-name="Times New Roman" fo:font-size="12pt" style:font-size-asian="12pt" style:font-size-complex="12pt" fo:language="en" fo:country="US"/>
    </style:style>
    <style:style style:name="P88" style:parent-style-name="Normal" style:family="paragraph">
      <style:paragraph-properties fo:text-align="start" fo:text-indent="0in"/>
    </style:style>
    <style:style style:name="T89" style:parent-style-name="DefaultParagraphFont" style:family="text">
      <style:text-properties style:font-name="Times New Roman" fo:font-size="12pt" style:font-size-asian="12pt" style:font-size-complex="12pt" fo:language="en" fo:country="US"/>
    </style:style>
    <style:style style:name="T90" style:parent-style-name="DefaultParagraphFont" style:family="text">
      <style:text-properties style:font-name="Times New Roman" fo:font-size="12pt" style:font-size-asian="12pt" style:font-size-complex="12pt" fo:language="en" fo:country="US"/>
    </style:style>
    <style:style style:name="P91" style:parent-style-name="CommentText" style:family="paragraph">
      <style:paragraph-properties fo:text-align="start" fo:text-indent="0in"/>
    </style:style>
    <style:style style:name="T92" style:parent-style-name="CommentReference" style:family="text">
      <style:text-properties style:font-name="Times New Roman" fo:font-size="12pt" style:font-size-asian="12pt" style:font-size-complex="12pt"/>
    </style:style>
    <style:style style:name="P93" style:parent-style-name="Normal" style:family="paragraph">
      <style:paragraph-properties fo:text-align="start" fo:text-indent="0in"/>
    </style:style>
    <style:style style:name="T94" style:parent-style-name="DefaultParagraphFont" style:family="text">
      <style:text-properties style:font-name="Times New Roman" fo:font-size="12pt" style:font-size-asian="12pt" style:font-size-complex="12pt" fo:language="en" fo:country="US"/>
    </style:style>
    <style:style style:name="T95" style:parent-style-name="DefaultParagraphFont" style:family="text">
      <style:text-properties style:font-name="Times New Roman" fo:font-size="12pt" style:font-size-asian="12pt" style:font-size-complex="12pt" fo:language="en" fo:country="US"/>
    </style:style>
    <style:style style:name="P96" style:parent-style-name="CommentText" style:family="paragraph">
      <style:paragraph-properties fo:text-align="start" fo:text-indent="0in"/>
    </style:style>
    <style:style style:name="T97" style:parent-style-name="DefaultParagraphFont" style:family="text">
      <style:text-properties style:font-name="Times New Roman" fo:font-size="12pt" style:font-size-asian="12pt" style:font-size-complex="12pt" fo:language="en" fo:country="US"/>
    </style:style>
    <style:style style:name="T98"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99" style:parent-style-name="DefaultParagraphFont" style:family="text">
      <style:text-properties style:font-name="Times New Roman" fo:font-size="12pt" style:font-size-asian="12pt" style:font-size-complex="12pt" fo:language="en" fo:country="US"/>
    </style:style>
    <style:style style:name="P100" style:parent-style-name="Normal" style:family="paragraph">
      <style:paragraph-properties fo:text-align="start" fo:text-indent="0in"/>
    </style:style>
    <style:style style:name="T101" style:parent-style-name="DefaultParagraphFont" style:family="text">
      <style:text-properties style:font-name="Times New Roman" fo:font-size="12pt" style:font-size-asian="12pt" style:font-size-complex="12pt" fo:language="en" fo:country="US"/>
    </style:style>
    <style:style style:name="T102" style:parent-style-name="DefaultParagraphFont" style:family="text">
      <style:text-properties style:font-name="Times New Roman" fo:font-size="12pt" style:font-size-asian="12pt" style:font-size-complex="12pt" fo:language="en" fo:country="US"/>
    </style:style>
    <style:style style:name="T103"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104" style:parent-style-name="DefaultParagraphFont" style:family="text">
      <style:text-properties style:font-name="Times New Roman" fo:font-size="12pt" style:font-size-asian="12pt" style:font-size-complex="12pt" fo:language="en" fo:country="US"/>
    </style:style>
    <style:style style:name="P105" style:parent-style-name="Normal" style:family="paragraph">
      <style:paragraph-properties fo:text-align="start" fo:text-indent="0in"/>
      <style:text-properties style:font-name="Times New Roman" fo:font-size="12pt" style:font-size-asian="12pt" style:font-size-complex="12pt" fo:language="en" fo:country="US"/>
    </style:style>
    <style:style style:name="P106" style:parent-style-name="Normal" style:family="paragraph">
      <style:paragraph-properties fo:text-align="start" fo:text-indent="0in"/>
      <style:text-properties style:font-name="Times New Roman" fo:font-size="12pt" style:font-size-asian="12pt" style:font-size-complex="12pt" fo:language="en" fo:country="US"/>
    </style:style>
    <style:style style:name="P107" style:parent-style-name="Normal" style:family="paragraph">
      <style:paragraph-properties fo:text-align="start" fo:text-indent="0in"/>
      <style:text-properties style:font-name="Times New Roman" fo:font-size="12pt" style:font-size-asian="12pt" style:font-size-complex="12pt" fo:language="en" fo:country="US"/>
    </style:style>
    <style:style style:name="P108"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09"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10" style:parent-style-name="Normal" style:family="paragraph">
      <style:paragraph-properties fo:text-align="start" fo:text-indent="0.4916in"/>
    </style:style>
    <style:style style:name="T111" style:parent-style-name="DefaultParagraphFont" style:family="text">
      <style:text-properties style:font-name="Times New Roman" fo:font-size="12pt" style:font-size-asian="12pt" style:font-size-complex="12pt" fo:language="en" fo:country="US"/>
    </style:style>
    <style:style style:name="T112"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113" style:parent-style-name="DefaultParagraphFont" style:family="text">
      <style:text-properties style:font-name="Times New Roman" fo:font-size="12pt" style:font-size-asian="12pt" style:font-size-complex="12pt" fo:language="en" fo:country="US"/>
    </style:style>
    <style:style style:name="T114"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115" style:parent-style-name="DefaultParagraphFont" style:family="text">
      <style:text-properties style:font-name="Times New Roman" fo:font-size="12pt" style:font-size-asian="12pt" style:font-size-complex="12pt" fo:language="en" fo:country="US"/>
    </style:style>
    <style:style style:name="T116"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117" style:parent-style-name="DefaultParagraphFont" style:family="text">
      <style:text-properties style:font-name="Times New Roman" fo:font-size="12pt" style:font-size-asian="12pt" style:font-size-complex="12pt" fo:language="en" fo:country="US"/>
    </style:style>
    <style:style style:name="T118"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119" style:parent-style-name="DefaultParagraphFont" style:family="text">
      <style:text-properties style:font-name="Times New Roman" fo:font-size="12pt" style:font-size-asian="12pt" style:font-size-complex="12pt" fo:language="en" fo:country="US"/>
    </style:style>
    <style:style style:name="P120" style:parent-style-name="Normal" style:family="paragraph">
      <style:paragraph-properties fo:text-align="start" fo:text-indent="0.4916in"/>
    </style:style>
    <style:style style:name="T121" style:parent-style-name="DefaultParagraphFont" style:family="text">
      <style:text-properties style:font-name="Times New Roman" fo:font-size="12pt" style:font-size-asian="12pt" style:font-size-complex="12pt" fo:language="en" fo:country="US"/>
    </style:style>
    <style:style style:name="T122"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123" style:parent-style-name="DefaultParagraphFont" style:family="text">
      <style:text-properties style:font-name="Times New Roman" fo:font-size="12pt" style:font-size-asian="12pt" style:font-size-complex="12pt" fo:language="en" fo:country="US"/>
    </style:style>
    <style:style style:name="T124"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125" style:parent-style-name="DefaultParagraphFont" style:family="text">
      <style:text-properties style:font-name="Times New Roman" fo:font-size="12pt" style:font-size-asian="12pt" style:font-size-complex="12pt" fo:language="en" fo:country="US"/>
    </style:style>
    <style:style style:name="T126"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127" style:parent-style-name="DefaultParagraphFont" style:family="text">
      <style:text-properties style:font-name="Times New Roman" fo:font-size="12pt" style:font-size-asian="12pt" style:font-size-complex="12pt" fo:language="en" fo:country="US"/>
    </style:style>
    <style:style style:name="T128"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129" style:parent-style-name="DefaultParagraphFont" style:family="text">
      <style:text-properties style:font-name="Times New Roman" fo:font-size="12pt" style:font-size-asian="12pt" style:font-size-complex="12pt" fo:language="en" fo:country="US"/>
    </style:style>
    <style:style style:name="T130" style:parent-style-name="DefaultParagraphFont" style:family="text">
      <style:text-properties style:font-name="Times New Roman" style:font-name-asian="Times New Roman" fo:color="#000000" fo:font-size="12pt" style:font-size-asian="12pt" style:font-size-complex="12pt" fo:language="en" fo:country="US"/>
    </style:style>
    <style:style style:name="T131" style:parent-style-name="DefaultParagraphFont" style:family="text">
      <style:text-properties style:font-name="Times New Roman" fo:font-size="12pt" style:font-size-asian="12pt" style:font-size-complex="12pt" fo:language="en" fo:country="US"/>
    </style:style>
    <style:style style:name="T132"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133" style:parent-style-name="DefaultParagraphFont" style:family="text">
      <style:text-properties style:font-name="Times New Roman" fo:font-size="12pt" style:font-size-asian="12pt" style:font-size-complex="12pt" fo:language="en" fo:country="US"/>
    </style:style>
    <style:style style:name="T134"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135" style:parent-style-name="DefaultParagraphFont" style:family="text">
      <style:text-properties style:font-name="Times New Roman" fo:font-size="12pt" style:font-size-asian="12pt" style:font-size-complex="12pt" fo:language="en" fo:country="US"/>
    </style:style>
    <style:style style:name="T136"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137" style:parent-style-name="DefaultParagraphFont" style:family="text">
      <style:text-properties style:font-name="Times New Roman" fo:font-size="12pt" style:font-size-asian="12pt" style:font-size-complex="12pt" fo:language="en" fo:country="US"/>
    </style:style>
    <style:style style:name="T138"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139" style:parent-style-name="DefaultParagraphFont" style:family="text">
      <style:text-properties style:font-name="Times New Roman" fo:font-size="12pt" style:font-size-asian="12pt" style:font-size-complex="12pt" fo:language="en" fo:country="US"/>
    </style:style>
    <style:style style:name="T140"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141" style:parent-style-name="DefaultParagraphFont" style:family="text">
      <style:text-properties style:font-name="Times New Roman" fo:font-size="12pt" style:font-size-asian="12pt" style:font-size-complex="12pt" fo:language="en" fo:country="US"/>
    </style:style>
    <style:style style:name="T142"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143" style:parent-style-name="DefaultParagraphFont" style:family="text">
      <style:text-properties style:font-name="Times New Roman" fo:font-size="12pt" style:font-size-asian="12pt" style:font-size-complex="12pt" fo:language="en" fo:country="US"/>
    </style:style>
    <style:style style:name="T144"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145" style:parent-style-name="DefaultParagraphFont" style:family="text">
      <style:text-properties style:font-name="Times New Roman" fo:font-size="12pt" style:font-size-asian="12pt" style:font-size-complex="12pt" fo:language="en" fo:country="US"/>
    </style:style>
    <style:style style:name="T146"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147" style:parent-style-name="DefaultParagraphFont" style:family="text">
      <style:text-properties style:font-name="Times New Roman" fo:font-size="12pt" style:font-size-asian="12pt" style:font-size-complex="12pt" fo:language="en" fo:country="US"/>
    </style:style>
    <style:style style:name="T148"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49"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150"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51"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152"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53"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154"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55"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156"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57"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158"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59"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160"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61"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162"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63"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164"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65"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166"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67"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168"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69"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170"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71"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172"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P173" style:parent-style-name="Normal" style:family="paragraph">
      <style:paragraph-properties fo:text-align="start" fo:text-indent="0.4916in"/>
    </style:style>
    <style:style style:name="T174"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75"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176"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77"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178"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79" style:parent-style-name="DefaultParagraphFont" style:family="text">
      <style:text-properties style:font-name="Times New Roman" fo:font-size="12pt" style:font-size-asian="12pt" style:font-size-complex="12pt" fo:language="en" fo:country="US"/>
    </style:style>
    <style:style style:name="T180"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81"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182"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83"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184"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85"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186"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87"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188"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P189"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90"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91"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92" style:parent-style-name="Normal" style:family="paragraph">
      <style:paragraph-properties fo:text-align="start" fo:text-indent="0in"/>
    </style:style>
    <style:style style:name="T193" style:parent-style-name="DefaultParagraphFont" style:family="text">
      <style:text-properties style:font-name="Times New Roman" fo:font-size="12pt" style:font-size-asian="12pt" style:font-size-complex="12pt" fo:language="en" fo:country="US"/>
    </style:style>
    <style:style style:name="T194"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195" style:parent-style-name="DefaultParagraphFont" style:family="text">
      <style:text-properties style:font-name="Times New Roman" fo:font-size="12pt" style:font-size-asian="12pt" style:font-size-complex="12pt" fo:language="en" fo:country="US"/>
    </style:style>
    <style:style style:name="T196"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197" style:parent-style-name="DefaultParagraphFont" style:family="text">
      <style:text-properties style:font-name="Times New Roman" fo:font-size="12pt" style:font-size-asian="12pt" style:font-size-complex="12pt" fo:language="en" fo:country="US"/>
    </style:style>
    <style:style style:name="T198"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199" style:parent-style-name="DefaultParagraphFont" style:family="text">
      <style:text-properties style:font-name="Times New Roman" fo:font-size="12pt" style:font-size-asian="12pt" style:font-size-complex="12pt" fo:language="en" fo:country="US"/>
    </style:style>
    <style:style style:name="T200"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201" style:parent-style-name="DefaultParagraphFont" style:family="text">
      <style:text-properties style:font-name="Times New Roman" fo:font-size="12pt" style:font-size-asian="12pt" style:font-size-complex="12pt" fo:language="en" fo:country="US"/>
    </style:style>
    <style:style style:name="T202"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203" style:parent-style-name="DefaultParagraphFont" style:family="text">
      <style:text-properties style:font-name="Times New Roman" fo:font-size="12pt" style:font-size-asian="12pt" style:font-size-complex="12pt" fo:language="en" fo:country="US"/>
    </style:style>
    <style:style style:name="T204"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205" style:parent-style-name="DefaultParagraphFont" style:family="text">
      <style:text-properties style:font-name="Times New Roman" fo:font-size="12pt" style:font-size-asian="12pt" style:font-size-complex="12pt" fo:language="en" fo:country="US"/>
    </style:style>
    <style:style style:name="T206"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207" style:parent-style-name="DefaultParagraphFont" style:family="text">
      <style:text-properties style:font-name="Times New Roman" fo:font-size="12pt" style:font-size-asian="12pt" style:font-size-complex="12pt" fo:language="en" fo:country="US"/>
    </style:style>
    <style:style style:name="P208" style:parent-style-name="Normal" style:family="paragraph">
      <style:paragraph-properties fo:text-align="start" fo:text-indent="0in"/>
    </style:style>
    <style:style style:name="T209" style:parent-style-name="DefaultParagraphFont" style:family="text">
      <style:text-properties style:font-name="Times New Roman" fo:font-size="12pt" style:font-size-asian="12pt" style:font-size-complex="12pt" fo:language="en" fo:country="US"/>
    </style:style>
    <style:style style:name="T210"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211" style:parent-style-name="DefaultParagraphFont" style:family="text">
      <style:text-properties style:font-name="Times New Roman" fo:font-size="12pt" style:font-size-asian="12pt" style:font-size-complex="12pt" fo:language="en" fo:country="US"/>
    </style:style>
    <style:style style:name="T212"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213" style:parent-style-name="DefaultParagraphFont" style:family="text">
      <style:text-properties style:font-name="Times New Roman" fo:font-size="12pt" style:font-size-asian="12pt" style:font-size-complex="12pt" fo:language="en" fo:country="US"/>
    </style:style>
    <style:style style:name="T214"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215" style:parent-style-name="DefaultParagraphFont" style:family="text">
      <style:text-properties style:font-name="Times New Roman" fo:font-size="12pt" style:font-size-asian="12pt" style:font-size-complex="12pt" fo:language="en" fo:country="US"/>
    </style:style>
    <style:style style:name="T216"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217" style:parent-style-name="DefaultParagraphFont" style:family="text">
      <style:text-properties style:font-name="Times New Roman" fo:font-size="12pt" style:font-size-asian="12pt" style:font-size-complex="12pt" fo:language="en" fo:country="US"/>
    </style:style>
    <style:style style:name="T218"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219" style:parent-style-name="DefaultParagraphFont" style:family="text">
      <style:text-properties style:font-name="Times New Roman" fo:font-size="12pt" style:font-size-asian="12pt" style:font-size-complex="12pt" fo:language="en" fo:country="US"/>
    </style:style>
    <style:style style:name="T220"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221" style:parent-style-name="DefaultParagraphFont" style:family="text">
      <style:text-properties style:font-name="Times New Roman" fo:font-size="12pt" style:font-size-asian="12pt" style:font-size-complex="12pt" fo:language="en" fo:country="US"/>
    </style:style>
    <style:style style:name="T222"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223" style:parent-style-name="DefaultParagraphFont" style:family="text">
      <style:text-properties style:font-name="Times New Roman" fo:font-size="12pt" style:font-size-asian="12pt" style:font-size-complex="12pt" fo:language="en" fo:country="US"/>
    </style:style>
    <style:style style:name="T224"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225" style:parent-style-name="DefaultParagraphFont" style:family="text">
      <style:text-properties style:font-name="Times New Roman" fo:font-size="12pt" style:font-size-asian="12pt" style:font-size-complex="12pt" fo:language="en" fo:country="US"/>
    </style:style>
    <style:style style:name="T226"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227" style:parent-style-name="DefaultParagraphFont" style:family="text">
      <style:text-properties style:font-name="Times New Roman" fo:font-size="12pt" style:font-size-asian="12pt" style:font-size-complex="12pt" fo:language="en" fo:country="US"/>
    </style:style>
    <style:style style:name="T228"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229" style:parent-style-name="DefaultParagraphFont" style:family="text">
      <style:text-properties style:font-name="Times New Roman" fo:font-size="12pt" style:font-size-asian="12pt" style:font-size-complex="12pt" fo:language="en" fo:country="US"/>
    </style:style>
    <style:style style:name="T230"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231" style:parent-style-name="DefaultParagraphFont" style:family="text">
      <style:text-properties style:font-name="Times New Roman" fo:font-size="12pt" style:font-size-asian="12pt" style:font-size-complex="12pt" fo:language="en" fo:country="US"/>
    </style:style>
    <style:style style:name="T232"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233" style:parent-style-name="DefaultParagraphFont" style:family="text">
      <style:text-properties style:font-name="Times New Roman" fo:font-size="12pt" style:font-size-asian="12pt" style:font-size-complex="12pt" fo:language="en" fo:country="US"/>
    </style:style>
    <style:style style:name="T234"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235" style:parent-style-name="DefaultParagraphFont" style:family="text">
      <style:text-properties style:font-name="Times New Roman" fo:font-size="12pt" style:font-size-asian="12pt" style:font-size-complex="12pt" fo:language="en" fo:country="US"/>
    </style:style>
    <style:style style:name="T236"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237" style:parent-style-name="DefaultParagraphFont" style:family="text">
      <style:text-properties style:font-name="Times New Roman" fo:font-size="12pt" style:font-size-asian="12pt" style:font-size-complex="12pt" fo:language="en" fo:country="US"/>
    </style:style>
    <style:style style:name="T238"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239" style:parent-style-name="DefaultParagraphFont" style:family="text">
      <style:text-properties style:font-name="Times New Roman" fo:font-size="12pt" style:font-size-asian="12pt" style:font-size-complex="12pt" fo:language="en" fo:country="US"/>
    </style:style>
    <style:style style:name="P240"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41"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42" style:parent-style-name="Normal" style:family="paragraph">
      <style:paragraph-properties fo:text-align="start" fo:text-indent="0in"/>
    </style:style>
    <style:style style:name="T243" style:parent-style-name="DefaultParagraphFont" style:family="text">
      <style:text-properties style:font-name="Times New Roman" fo:font-size="12pt" style:font-size-asian="12pt" style:font-size-complex="12pt" fo:language="en" fo:country="US"/>
    </style:style>
    <style:style style:name="T244"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245" style:parent-style-name="DefaultParagraphFont" style:family="text">
      <style:text-properties style:font-name="Times New Roman" fo:font-size="12pt" style:font-size-asian="12pt" style:font-size-complex="12pt" fo:language="en" fo:country="US"/>
    </style:style>
    <style:style style:name="T246"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247" style:parent-style-name="DefaultParagraphFont" style:family="text">
      <style:text-properties style:font-name="Times New Roman" fo:font-size="12pt" style:font-size-asian="12pt" style:font-size-complex="12pt" fo:language="en" fo:country="US"/>
    </style:style>
    <style:style style:name="T248"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249" style:parent-style-name="DefaultParagraphFont" style:family="text">
      <style:text-properties style:font-name="Times New Roman" fo:font-size="12pt" style:font-size-asian="12pt" style:font-size-complex="12pt" fo:language="en" fo:country="US"/>
    </style:style>
    <style:style style:name="T250"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251" style:parent-style-name="DefaultParagraphFont" style:family="text">
      <style:text-properties style:font-name="Times New Roman" fo:font-size="12pt" style:font-size-asian="12pt" style:font-size-complex="12pt" fo:language="en" fo:country="US"/>
    </style:style>
    <style:style style:name="T252"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253" style:parent-style-name="DefaultParagraphFont" style:family="text">
      <style:text-properties style:font-name="Times New Roman" fo:font-size="12pt" style:font-size-asian="12pt" style:font-size-complex="12pt" fo:language="en" fo:country="US"/>
    </style:style>
    <style:style style:name="T254"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255" style:parent-style-name="DefaultParagraphFont" style:family="text">
      <style:text-properties style:font-name="Times New Roman" fo:font-size="12pt" style:font-size-asian="12pt" style:font-size-complex="12pt" fo:language="en" fo:country="US"/>
    </style:style>
    <style:style style:name="T256"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257" style:parent-style-name="DefaultParagraphFont" style:family="text">
      <style:text-properties style:font-name="Times New Roman" fo:font-size="12pt" style:font-size-asian="12pt" style:font-size-complex="12pt" fo:language="en" fo:country="US"/>
    </style:style>
    <style:style style:name="P258" style:parent-style-name="Normal" style:family="paragraph">
      <style:paragraph-properties fo:text-align="start" fo:text-indent="0in"/>
    </style:style>
    <style:style style:name="T259" style:parent-style-name="DefaultParagraphFont" style:family="text">
      <style:text-properties style:font-name="Times New Roman" fo:font-size="12pt" style:font-size-asian="12pt" style:font-size-complex="12pt" fo:language="en" fo:country="US"/>
    </style:style>
    <style:style style:name="T260"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261" style:parent-style-name="DefaultParagraphFont" style:family="text">
      <style:text-properties style:font-name="Times New Roman" fo:font-size="12pt" style:font-size-asian="12pt" style:font-size-complex="12pt" fo:language="en" fo:country="US"/>
    </style:style>
    <style:style style:name="T262"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263" style:parent-style-name="DefaultParagraphFont" style:family="text">
      <style:text-properties style:font-name="Times New Roman" fo:font-size="12pt" style:font-size-asian="12pt" style:font-size-complex="12pt" fo:language="en" fo:country="US"/>
    </style:style>
    <style:style style:name="T264"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265" style:parent-style-name="DefaultParagraphFont" style:family="text">
      <style:text-properties style:font-name="Times New Roman" fo:font-size="12pt" style:font-size-asian="12pt" style:font-size-complex="12pt" fo:language="en" fo:country="US"/>
    </style:style>
    <style:style style:name="T266"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267" style:parent-style-name="DefaultParagraphFont" style:family="text">
      <style:text-properties style:font-name="Times New Roman" fo:font-size="12pt" style:font-size-asian="12pt" style:font-size-complex="12pt" fo:language="en" fo:country="US"/>
    </style:style>
    <style:style style:name="T268"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269" style:parent-style-name="DefaultParagraphFont" style:family="text">
      <style:text-properties style:font-name="Times New Roman" fo:font-size="12pt" style:font-size-asian="12pt" style:font-size-complex="12pt" fo:language="en" fo:country="US"/>
    </style:style>
    <style:style style:name="T270"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271" style:parent-style-name="DefaultParagraphFont" style:family="text">
      <style:text-properties style:font-name="Times New Roman" fo:font-size="12pt" style:font-size-asian="12pt" style:font-size-complex="12pt" fo:language="en" fo:country="US"/>
    </style:style>
    <style:style style:name="T272"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273" style:parent-style-name="DefaultParagraphFont" style:family="text">
      <style:text-properties style:font-name="Times New Roman" fo:font-size="12pt" style:font-size-asian="12pt" style:font-size-complex="12pt" fo:language="en" fo:country="US"/>
    </style:style>
    <style:style style:name="T274"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275" style:parent-style-name="DefaultParagraphFont" style:family="text">
      <style:text-properties style:font-name="Times New Roman" fo:font-size="12pt" style:font-size-asian="12pt" style:font-size-complex="12pt" fo:language="en" fo:country="US"/>
    </style:style>
    <style:style style:name="T276"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277" style:parent-style-name="DefaultParagraphFont" style:family="text">
      <style:text-properties style:font-name="Times New Roman" fo:font-size="12pt" style:font-size-asian="12pt" style:font-size-complex="12pt" fo:language="en" fo:country="US"/>
    </style:style>
    <style:style style:name="T278"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279" style:parent-style-name="DefaultParagraphFont" style:family="text">
      <style:text-properties style:font-name="Times New Roman" fo:font-size="12pt" style:font-size-asian="12pt" style:font-size-complex="12pt" fo:language="en" fo:country="US"/>
    </style:style>
    <style:style style:name="T280"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281" style:parent-style-name="DefaultParagraphFont" style:family="text">
      <style:text-properties style:font-name="Times New Roman" fo:font-size="12pt" style:font-size-asian="12pt" style:font-size-complex="12pt" fo:language="en" fo:country="US"/>
    </style:style>
    <style:style style:name="P282" style:parent-style-name="Normal" style:family="paragraph">
      <style:paragraph-properties fo:text-align="start" fo:text-indent="0in"/>
      <style:text-properties style:font-name="Times New Roman" fo:font-size="12pt" style:font-size-asian="12pt" style:font-size-complex="12pt" fo:language="en" fo:country="US"/>
    </style:style>
    <style:style style:name="P283"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84" style:parent-style-name="Normal" style:family="paragraph">
      <style:paragraph-properties fo:text-align="start" fo:text-indent="0in"/>
    </style:style>
    <style:style style:name="T285"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86"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87"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88"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89"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90"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91"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92"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93"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94"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95"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96"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97"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98"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99"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00"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301"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02"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303"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04"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305"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06"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307"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08"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309"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10"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311"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12"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313"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14"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315"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16"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317"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P318" style:parent-style-name="Normal" style:family="paragraph">
      <style:paragraph-properties fo:text-align="start" fo:text-indent="0.4916in"/>
    </style:style>
    <style:style style:name="T319"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20"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style:language-asian="de" style:country-asian="DE"/>
    </style:style>
    <style:style style:name="T321"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322"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23"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324"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25"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style:language-asian="de" style:country-asian="DE"/>
    </style:style>
    <style:style style:name="T326"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327"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28"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329"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P330" style:parent-style-name="Normal" style:family="paragraph">
      <style:paragraph-properties fo:text-align="start" fo:text-indent="0.4916in"/>
    </style:style>
    <style:style style:name="T331"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32" style:parent-style-name="DefaultParagraphFont" style:family="text">
      <style:text-properties style:font-name="Times New Roman" fo:font-size="12pt" style:font-size-asian="12pt" style:font-size-complex="12pt" fo:language="en" fo:country="US"/>
    </style:style>
    <style:style style:name="P333" style:parent-style-name="Normal" style:family="paragraph">
      <style:paragraph-properties fo:text-align="start" fo:text-indent="0in"/>
      <style:text-properties style:font-name="Times New Roman" fo:font-size="12pt" style:font-size-asian="12pt" style:font-size-complex="12pt" fo:language="en" fo:country="US"/>
    </style:style>
    <style:style style:name="P334"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335" style:parent-style-name="Normal" style:family="paragraph">
      <style:paragraph-properties fo:text-align="start" fo:text-indent="0in"/>
    </style:style>
    <style:style style:name="T336" style:parent-style-name="DefaultParagraphFont" style:family="text">
      <style:text-properties style:font-name="Times New Roman" fo:font-size="12pt" style:font-size-asian="12pt" style:font-size-complex="12pt" fo:language="en" fo:country="US"/>
    </style:style>
    <style:style style:name="T337"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338" style:parent-style-name="DefaultParagraphFont" style:family="text">
      <style:text-properties style:font-name="Times New Roman" fo:font-size="12pt" style:font-size-asian="12pt" style:font-size-complex="12pt" fo:language="en" fo:country="US"/>
    </style:style>
    <style:style style:name="T339"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340" style:parent-style-name="DefaultParagraphFont" style:family="text">
      <style:text-properties style:font-name="Times New Roman" fo:font-size="12pt" style:font-size-asian="12pt" style:font-size-complex="12pt" fo:language="en" fo:country="US"/>
    </style:style>
    <style:style style:name="T341" style:parent-style-name="DefaultParagraphFont" style:family="text">
      <style:text-properties style:font-name="Times New Roman" fo:font-size="12pt" style:font-size-asian="12pt" style:font-size-complex="12pt" fo:language="en" fo:country="US"/>
    </style:style>
    <style:style style:name="P342" style:parent-style-name="CommentText" style:family="paragraph">
      <style:paragraph-properties fo:text-align="start" fo:text-indent="0in"/>
    </style:style>
    <style:style style:name="T343" style:parent-style-name="CommentReference" style:family="text">
      <style:text-properties style:font-name="Times New Roman" fo:font-size="12pt" style:font-size-asian="12pt" style:font-size-complex="12pt"/>
    </style:style>
    <style:style style:name="T344" style:parent-style-name="DefaultParagraphFont" style:family="text">
      <style:text-properties style:font-name="Times New Roman" fo:font-size="12pt" style:font-size-asian="12pt" style:font-size-complex="12pt" fo:language="en" fo:country="US"/>
    </style:style>
    <style:style style:name="T345"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346" style:parent-style-name="DefaultParagraphFont" style:family="text">
      <style:text-properties style:font-name="Times New Roman" fo:font-size="12pt" style:font-size-asian="12pt" style:font-size-complex="12pt" fo:language="en" fo:country="US"/>
    </style:style>
    <style:style style:name="T347"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348" style:parent-style-name="DefaultParagraphFont" style:family="text">
      <style:text-properties style:font-name="Times New Roman" fo:font-size="12pt" style:font-size-asian="12pt" style:font-size-complex="12pt" fo:language="en" fo:country="US"/>
    </style:style>
    <style:style style:name="P349" style:parent-style-name="Normal" style:family="paragraph">
      <style:paragraph-properties fo:text-indent="0in"/>
    </style:style>
    <style:style style:name="T350" style:parent-style-name="DefaultParagraphFont" style:family="text">
      <style:text-properties style:font-name="Times New Roman" fo:font-size="12pt" style:font-size-asian="12pt" style:font-size-complex="12pt" fo:language="en" fo:country="US"/>
    </style:style>
    <style:style style:name="T351"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352" style:parent-style-name="DefaultParagraphFont" style:family="text">
      <style:text-properties style:font-name="Times New Roman" fo:font-size="12pt" style:font-size-asian="12pt" style:font-size-complex="12pt" fo:language="en" fo:country="US"/>
    </style:style>
    <style:style style:name="T353"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354" style:parent-style-name="DefaultParagraphFont" style:family="text">
      <style:text-properties style:font-name="Times New Roman" fo:font-size="12pt" style:font-size-asian="12pt" style:font-size-complex="12pt" fo:language="en" fo:country="US"/>
    </style:style>
    <style:style style:name="T355"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356" style:parent-style-name="DefaultParagraphFont" style:family="text">
      <style:text-properties style:font-name="Times New Roman" fo:font-size="12pt" style:font-size-asian="12pt" style:font-size-complex="12pt" fo:language="en" fo:country="US"/>
    </style:style>
    <style:style style:name="T357"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358" style:parent-style-name="DefaultParagraphFont" style:family="text">
      <style:text-properties style:font-name="Times New Roman" fo:font-size="12pt" style:font-size-asian="12pt" style:font-size-complex="12pt" fo:language="en" fo:country="US"/>
    </style:style>
    <style:style style:name="P359" style:parent-style-name="Normal" style:family="paragraph">
      <style:paragraph-properties fo:text-align="start" fo:text-indent="0in"/>
      <style:text-properties style:font-name="Times New Roman" fo:font-size="12pt" style:font-size-asian="12pt" style:font-size-complex="12pt" fo:language="en" fo:country="US"/>
    </style:style>
    <style:style style:name="P360" style:parent-style-name="Normal" style:family="paragraph">
      <style:paragraph-properties fo:text-align="start" fo:text-indent="0in"/>
      <style:text-properties style:font-name="Times New Roman" fo:font-size="12pt" style:font-size-asian="12pt" style:font-size-complex="12pt" fo:language="en" fo:country="US"/>
    </style:style>
    <style:style style:name="P361" style:parent-style-name="Normal" style:family="paragraph">
      <style:paragraph-properties fo:text-align="start" fo:text-indent="0in"/>
      <style:text-properties style:font-name="Times New Roman" fo:font-size="12pt" style:font-size-asian="12pt" style:font-size-complex="12pt" fo:language="en" fo:country="US"/>
    </style:style>
  </office:automatic-styles>
  <office:body>
    <office:text text:use-soft-page-breaks="true">
      <text:p text:style-name="P1">An exploratory analysis was conducted to identify which variables contributed most effectively to distinguishing performance profiles.<text:s/></text:p>
      <text:p text:style-name="P2"/>
      <text:p text:style-name="P3">Results</text:p>
      <text:p text:style-name="P4">Hierarchical clustering</text:p>
      <text:p text:style-name="P5">To investingate groups that differ as strongly as possible in their objective cognitive performance, a hierarchical cluster analysis was conducted using Ward’s method with Euclidean distance.</text:p>
      <text:p text:style-name="P6">From the initial sample, nine participants were excluded due to missing values in at least one of the cognitive variables, TMT, n-back, or PVT. This resulted in a final sample of 70 participants for the cluster analysis. The final clustering was based on completion times in TMT-A and TMT-B, as well as reaction time in the PVT. Since the TMT difference score (TMT-diff) is derived from TMT-B and TMT-A, it was not considered a clustering variable to avoid redundancy and thereby unequal weighting of the variables.<text:s/></text:p>
      <text:p text:style-name="P7"><text:span text:style-name="T8">The inclusion of the n-back task as a clustering variable resulted in poorer cognitive differentiation between clusters compared to when it was excluded. Participants generally performed poorly on the n-back task, particularly in the 2-back condition (</text:span><text:span text:style-name="T9">M</text:span><text:span text:style-name="T10"><text:s/>= 13.5 missed targets, range = 3–20), resulting in low variability and limited discriminative power. Consequently, n-back scores were not used as cluster variables.</text:span><text:span text:style-name="T11"><text:line-break/>Visual inspection of the dendrogram revealed that a reasonable number of resulting clusters could be either two or four. Both the two-cluster and four-cluster solutions were examined in terms of their differences (App</text:span><text:span text:style-name="T12"><office:annotation office:name="0" xml:id="238467250"><dc:creator>Janka Hauffe</dc:creator><dc:date>2025-03-30T19:43:00</dc:date><meta:creator-initials>JH</meta:creator-initials><text:p text:style-name="P13">.</text:p></office:annotation>end</text:span><text:span text:style-name="CommentReference"><office:annotation-end office:name="0"/></text:span><text:span text:style-name="T14">ix ).</text:span></text:p>
      <text:p text:style-name="P15"/>
      <text:p text:style-name="P16">Two-cluster solution</text:p>
      <text:p text:style-name="P17"><text:span text:style-name="T18">The identified cluster 1 (C1) comprised 41 participants, of whom 33 reported subjective CD. Cluster 2 (C2) comprised 29 paricipants, with 10 reporting subjective CD (</text:span><text:span text:style-name="T19"><office:annotation office:name="1" xml:id="1333887530"><dc:creator>Janka Hauffe</dc:creator><dc:date>2025-03-30T19:46:00</dc:date><meta:creator-initials>JH</meta:creator-initials><text:p text:style-name="P20">.</text:p></office:annotation>Table X</text:span><text:span text:style-name="CommentReference"><office:annotation-end office:name="1"/></text:span><text:span text:style-name="T21">). A comparison between the two clusters was conducted using the nonparametric Wilcoxon test, as the assumptions of normal distribution and homogeneity of variance were not met for most variables. All comparisons are presented in<text:s/></text:span><text:span text:style-name="T22"><office:annotation office:name="2" xml:id="281963775"><dc:creator>Janka Hauffe</dc:creator><dc:date>2025-03-30T19:49:00</dc:date><meta:creator-initials>JH</meta:creator-initials><text:p text:style-name="P23">.</text:p></office:annotation>Table</text:span><text:span text:style-name="CommentReference"><office:annotation-end office:name="2"/></text:span><text:span text:style-name="T24"><text:s/>The participants of C2 completed the TMT and reacted in PVT significantly faster than participants in C1. Missed targets in the n-back task were significantly more frequent in C1 compared to C2. No significant differences were found between clusters in age, level of education, fatigue score, quality of sleep, anxiety and depression. No abnormal values were observed in HADS or FACIT-F. However, PSQI scores indicated poor sleep quality in both clusters (C1:<text:s/></text:span><text:span text:style-name="T25">M</text:span><text:span text:style-name="T26"><text:s/>= 7.4,<text:s/></text:span><text:span text:style-name="T27">SD</text:span><text:span text:style-name="T28"><text:s/>= 4.3; C2:<text:s/></text:span><text:span text:style-name="T29">M</text:span><text:span text:style-name="T30"><text:s/>= 6.2,<text:s/></text:span><text:span text:style-name="T31">SD</text:span><text:span text:style-name="T32"><text:s/>= 3.7).<text:s/></text:span><text:soft-page-break/><text:span text:style-name="T33">To allow for a more in-depth analysis, the subgroups<text:s/></text:span><text:span text:style-name="T34">no</text:span><text:span text:style-name="T35"><text:s/></text:span><text:span text:style-name="T36">self-reported CD (C1)</text:span><text:span text:style-name="T37">,<text:s/></text:span><text:span text:style-name="T38">self-reported CD (C1)</text:span><text:span text:style-name="T39">,<text:s/></text:span><text:span text:style-name="T40">no self-reported CD (C2)</text:span><text:span text:style-name="T41"><text:s/>and<text:s/></text:span><text:span text:style-name="T42">self-reported CD (C2)</text:span><text:span text:style-name="T43"><text:s/>were compared (</text:span><text:span text:style-name="T44"><office:annotation office:name="3" xml:id="59182615"><dc:creator>Janka Hauffe</dc:creator><dc:date>2025-03-30T20:02:00</dc:date><meta:creator-initials>JH</meta:creator-initials><text:p text:style-name="P45">.</text:p></office:annotation>Table X).</text:span><text:span text:style-name="CommentReference"><office:annotation-end office:name="3"/></text:span></text:p>
      <text:p text:style-name="P46"><text:span text:style-name="T47">In addition to the observed group differences in cognitive variables, the Kruskal-Wallis test revealed significant group differences across all questionnaire scores. Dunn’s post hoc tests indicated significant differences between the<text:s/></text:span><text:span text:style-name="T48">no self-reported CD</text:span><text:span text:style-name="T49"><text:s/></text:span><text:span text:style-name="T50">(CD)<text:s/></text:span><text:span text:style-name="T51">and<text:s/></text:span><text:span text:style-name="T52">self-reported CD</text:span><text:span text:style-name="T53"><text:s/></text:span><text:span text:style-name="T54">(C2)<text:s/></text:span><text:span text:style-name="T55">groups in PSQI, FACIT-F and HADS-A scores (</text:span><text:span text:style-name="T56"><office:annotation office:name="4" xml:id="268917210"><dc:creator>Janka Hauffe</dc:creator><dc:date>2025-03-30T19:59:00</dc:date><meta:creator-initials>JH</meta:creator-initials><text:p text:style-name="P57">.</text:p></office:annotation>Abbildung</text:span><text:span text:style-name="CommentReference"><office:annotation-end office:name="4"/></text:span><text:span text:style-name="T58">). The<text:s/></text:span><text:span text:style-name="T59">self-reported CD (C2)</text:span><text:span text:style-name="T60"><text:s/>group showed the most severe scores across all questionnaire measures compared to the other three subgroups. It was the only subgroup exhibiting clinically significant fatigue (FACIT-F:<text:s/></text:span><text:span text:style-name="T61">M</text:span><text:span text:style-name="T62"><text:s/>= 27.7,<text:s/></text:span><text:span text:style-name="T63">SD</text:span><text:span text:style-name="T64"><text:s/>= 11.1) and elevanted levels of anxiety (HADS-A:<text:s/></text:span><text:span text:style-name="T65">M</text:span><text:span text:style-name="T66"><text:s/>= 8.00,<text:s/></text:span><text:span text:style-name="T67">SD</text:span><text:span text:style-name="T68"><office:annotation office:name="5" xml:id="830115222"><dc:creator>Janka Hauffe</dc:creator><dc:date>2025-03-30T20:14:00</dc:date><meta:creator-initials>JH</meta:creator-initials><text:p text:style-name="P69">.</text:p></office:annotation><text:s/></text:span><text:span text:style-name="T70">=<text:s/></text:span><text:span text:style-name="CommentReference"><office:annotation-end office:name="5"/></text:span><text:span text:style-name="T71">). In contrast, the<text:s/></text:span><text:span text:style-name="T72">no self-reported CD (C2)<text:s/></text:span><text:span text:style-name="T73">group showed the least severe scores relative to the other three subgroups.<text:s/></text:span></text:p>
      <text:p text:style-name="P74"/>
      <text:p text:style-name="P75">Four-cluster solution</text:p>
      <text:p text:style-name="P76"><text:span text:style-name="T77">C2 remained unchanged from the two-cluster solution, while C1 was divided into three new clusters (A</text:span><text:span text:style-name="T78"><office:annotation office:name="6" xml:id="1895378055"><dc:creator>Janka Hauffe</dc:creator><dc:date>2025-03-30T20:10:00</dc:date><meta:creator-initials>JH</meta:creator-initials><text:p text:style-name="P79">,</text:p></office:annotation>ppendix</text:span><text:span text:style-name="T80"><office:annotation-end office:name="6"/></text:span><text:span text:style-name="T81">). The updated clustering resulted in C1 comprising 17 participants (13 with self-reported CD), C3 comprising 16 (13 with self-reported CD), and C4 comprising 13 (6 with self-reported CD) participants (s</text:span><text:span text:style-name="T82"><office:annotation office:name="8" xml:id="2078901428"><dc:creator>Janka Hauffe</dc:creator><dc:date>2025-03-30T20:35:00</dc:date><meta:creator-initials>JH</meta:creator-initials><text:p text:style-name="P83">.</text:p></office:annotation>ee</text:span><text:span text:style-name="T84"><office:annotation office:name="7" xml:id="1176880438"><dc:creator>Janka Hauffe</dc:creator><dc:date>2025-03-30T20:16:00</dc:date><meta:creator-initials>JH</meta:creator-initials><text:p text:style-name="P85">.</text:p></office:annotation><text:s/>table</text:span><text:span text:style-name="CommentReference"><office:annotation-end office:name="7"/></text:span><text:span text:style-name="T86">).<text:s/></text:span><text:span text:style-name="CommentReference"><office:annotation-end office:name="8"/></text:span></text:p>
      <text:p text:style-name="P87">The data did not meet the assumptions of normality and homogeneity of variance. Therefore, the Kruskal-Wallis test was used to identify overall differences between clusters, and Dunn’s post hoc tests were applied to further examine these differences.<text:s/></text:p>
      <text:p text:style-name="P88"><text:span text:style-name="T89">Participants in C2 showed the best overall cognitive performance, performing significantly better than all other clusters across all cognitive tests. In contrast, participants in C4 demonstrated the lowest performance across all cognitive measures, with significant lower with significant lower cognitive performance in all tests compared to participants in C2. Participants in C1 performance better on TMT-A and significantly better on TMT-B, but performed significantly lower in PVT compared to participants<text:s/></text:span><text:span text:style-name="T90"><office:annotation office:name="9" xml:id="34840755"><dc:creator>Janka Hauffe</dc:creator><dc:date>2025-03-30T20:31:00</dc:date><meta:creator-initials>JH</meta:creator-initials><text:p text:style-name="P91">.</text:p></office:annotation>from C3.<text:s/></text:span><text:span text:style-name="T92"><office:annotation-end office:name="9"/></text:span></text:p>
      <text:p text:style-name="P93"><text:span text:style-name="T94">No significant differences were found between clusters in demographic or questionnaire variables (see Ta</text:span><text:span text:style-name="T95"><office:annotation office:name="10" xml:id="730419831"><dc:creator>Janka Hauffe</dc:creator><dc:date>2025-03-30T20:35:00</dc:date><meta:creator-initials>JH</meta:creator-initials><text:p text:style-name="P96">.</text:p></office:annotation>ble X).<text:s/></text:span><text:span text:style-name="CommentReference"><office:annotation-end office:name="10"/></text:span><text:span text:style-name="T97">However, participants in C4 showed a mean FACIT-F score of 28.9 (</text:span><text:span text:style-name="T98">SD</text:span><text:span text:style-name="T99"><text:s/>= 10.75), indicating clinically relevant fatigue. No elevated levels of anxiety or depression were observed at the cluster level. However, mean PSQI scores across all clusters indicated overall poor sleep quality.<text:s/></text:span></text:p>
      <text:p text:style-name="P100"><text:span text:style-name="T101">Due to small sample sizes of subgroup within each cluster, no statistical comparison was conuducted between the eight subgroups. Due to the small sample sizes of subgroups within each cluster, no statistical comparisons were conducted between the eight subgroups.<text:s/></text:span><text:soft-page-break/><text:span text:style-name="T102">Descriptively, the participant with<text:s/></text:span><text:span text:style-name="T103">no self-reported CD</text:span><text:span text:style-name="T104"><text:s/>in C4 showed a fatigue score of 21, along with elevated depression (score = 8) and anxiety (score = 11).</text:span></text:p>
      <text:p text:style-name="P105"/>
      <text:p text:style-name="P106">The clusters of the two-cluster solution, as well as the clusters from the four-cluster solution were also compared in their rsEEG delta and beta power.<text:s/></text:p>
      <text:p text:style-name="P107"/>
      <text:p text:style-name="P108">EEG analysis</text:p>
      <text:p text:style-name="P109">Data cleaning</text:p>
      <text:p text:style-name="P110"><text:span text:style-name="T111">Due to empty datasets, two participants were excluded from analysis, resulting in a final sample size of 68 participant, with one less in each cluster in the two-clustersolution (C1:<text:s/></text:span><text:span text:style-name="T112">n</text:span><text:span text:style-name="T113"><text:s/>= 40, C2:<text:s/></text:span><text:span text:style-name="T114">n</text:span><text:span text:style-name="T115"><text:s/>= 28) and one less in C2 (</text:span><text:span text:style-name="T116">n</text:span><text:span text:style-name="T117"><text:s/>= 28) and C4 (</text:span><text:span text:style-name="T118">n</text:span><text:span text:style-name="T119"><text:s/>= 7) in the four-clustersolution.<text:s/></text:span></text:p>
      <text:p text:style-name="P120"><text:span text:style-name="T121">ICA artifact removal resulted in the retention of 86% channels in C1 (</text:span><text:span text:style-name="T122">M</text:span><text:span text:style-name="T123"><text:s/>= 110.3,<text:s/></text:span><text:span text:style-name="T124">SD</text:span><text:span text:style-name="T125"><text:s/>= 11.4, range = 75–125) and 85% in C2 (</text:span><text:span text:style-name="T126">M</text:span><text:span text:style-name="T127"><text:s/>= 109,<text:s/></text:span><text:span text:style-name="T128">SD</text:span><text:span text:style-name="T129"><text:s/>= 11.0, range = 78–124) in the two-cluster solution.</text:span><text:span text:style-name="T130"><text:s/></text:span><text:span text:style-name="T131">In the four-cluster solution, ICA artifact removal retained 86% of channels in C1 (</text:span><text:span text:style-name="T132">M</text:span><text:span text:style-name="T133"><text:s/>= 110.8,<text:s/></text:span><text:span text:style-name="T134">SD</text:span><text:span text:style-name="T135"><text:s/>= 11.84), 85% in C2 (</text:span><text:span text:style-name="T136">M</text:span><text:span text:style-name="T137"><text:s/>= 109,<text:s/></text:span><text:span text:style-name="T138">SD</text:span><text:span text:style-name="T139"><text:s/>= 11.03) and C3 (</text:span><text:span text:style-name="T140">M</text:span><text:span text:style-name="T141"><text:s/>= 108.6,<text:s/></text:span><text:span text:style-name="T142">SD</text:span><text:span text:style-name="T143"><text:s/>= 12.19), and 88% in C4 (</text:span><text:span text:style-name="T144">M</text:span><text:span text:style-name="T145"><text:s/>= 113,<text:s/></text:span><text:span text:style-name="T146">SD</text:span><text:span text:style-name="T147"><text:s/>= 6.64); ranges were 75–125, 78–124, 77–122, and 105–123, respectively.<text:s/></text:span><text:span text:style-name="T148">Following the additional artifact removal step, which included the exclusion of outlier channels, 84% of channels were retained in C1 (</text:span><text:span text:style-name="T149">M</text:span><text:span text:style-name="T150"><text:s/>= 108,<text:s/></text:span><text:span text:style-name="T151">SD</text:span><text:span text:style-name="T152"><text:s/>= 11.2, range = 73–121) and 83% in C2 (</text:span><text:span text:style-name="T153">M</text:span><text:span text:style-name="T154"><text:s/>= 106.6,<text:s/></text:span><text:span text:style-name="T155">SD</text:span><text:span text:style-name="T156"><text:s/>= 10.9, range = 77–121) in the two-cluster solution. In the four-cluster solution, 85% of channels remained in C1 (</text:span><text:span text:style-name="T157">M</text:span><text:span text:style-name="T158"><text:s/>= 108.4,<text:s/></text:span><text:span text:style-name="T159">SD</text:span><text:span text:style-name="T160"><text:s/>= 11.46, range = 73–121), 83% in C2 (</text:span><text:span text:style-name="T161">M</text:span><text:span text:style-name="T162"><text:s/>= 106.6,<text:s/></text:span><text:span text:style-name="T163">SD</text:span><text:span text:style-name="T164"><text:s/>= 10.92, range = 77–121), 83% in C3 (</text:span><text:span text:style-name="T165">M</text:span><text:span text:style-name="T166"><text:s/>= 106.3,<text:s/></text:span><text:span text:style-name="T167">SD</text:span><text:span text:style-name="T168"><text:s/>= 12.17, range = 74–120), and 86% in C4 (</text:span><text:span text:style-name="T169">M</text:span><text:span text:style-name="T170"><text:s/>= 111.1,<text:s/></text:span><text:span text:style-name="T171">SD</text:span><text:span text:style-name="T172"><text:s/>= 6.20, range = 104–121).</text:span></text:p>
      <text:p text:style-name="P173"><text:span text:style-name="T174">To maintain an adequate trial count while achieving higher temporal resolution, continuous EEG data were segmented into 5-second non-overlapping epochs. This resulted in an average of 37.7 good epochs (</text:span><text:span text:style-name="T175">SD</text:span><text:span text:style-name="T176"><text:s/>= 14.7, range = 4–60) in C1 and 37.9 (</text:span><text:span text:style-name="T177">SD</text:span><text:span text:style-name="T178"><text:s/>= 16.6, range = 3–59) in C2 in the two-cluster solution.</text:span><text:span text:style-name="T179"><text:s/></text:span><text:span text:style-name="T180">In the four-cluster solution, the average number of good epochs was 37.6 in C1 (</text:span><text:span text:style-name="T181">SD</text:span><text:span text:style-name="T182"><text:s/>= 16.2, range = 4–58), 37.9 in C2 (</text:span><text:span text:style-name="T183">SD</text:span><text:span text:style-name="T184"><text:s/>= 16.6, range = 3–59), 35.9 in C3 (</text:span><text:span text:style-name="T185">SD</text:span><text:span text:style-name="T186"><text:s/>= 14.5, range = 9–60), and 42 in C4 (</text:span><text:span text:style-name="T187">SD</text:span><text:span text:style-name="T188"><text:s/>= 12.5, range = 24–60)</text:span></text:p>
      <text:p text:style-name="P189"/>
      <text:p text:style-name="P190">Two-cluster solution</text:p>
      <text:p text:style-name="P191">Beta Power (central ROI)</text:p>
      <text:p text:style-name="P192"><text:span text:style-name="T193">In the two-cluster solution, mean beta power did not significantly differ between C1 (</text:span><text:span text:style-name="T194">M</text:span><text:span text:style-name="T195"><text:s/>= 1.64,<text:s/></text:span><text:span text:style-name="T196">SD</text:span><text:span text:style-name="T197"><text:s/>= 1.43) and C2 (</text:span><text:span text:style-name="T198">M</text:span><text:span text:style-name="T199"><text:s/>= 1.86,<text:s/></text:span><text:span text:style-name="T200">SD</text:span><text:span text:style-name="T201"><text:s/>= 1.75), as indicated by a two-sided Wilcoxon rank-sum test,</text:span><text:span text:style-name="T202"><text:s/>z</text:span><text:span text:style-name="T203"><text:s/>= -.112,<text:s/></text:span><text:span text:style-name="T204">p</text:span><text:span text:style-name="T205"><text:s/>= ,9107,<text:s/></text:span><text:span text:style-name="T206">r</text:span><text:span text:style-name="T207"><text:s/>= .0136.</text:span></text:p>
      <text:soft-page-break/>
      <text:p text:style-name="P208"><text:span text:style-name="T209">When considering both cluster affiliation and self-reported CD, beta power was highest in individuals with<text:s/></text:span><text:span text:style-name="T210">self-reported CD (C2)</text:span><text:span text:style-name="T211"><text:s/>(</text:span><text:span text:style-name="T212">M</text:span><text:span text:style-name="T213"><text:s/>= 2.44,<text:s/></text:span><text:span text:style-name="T214">SD</text:span><text:span text:style-name="T215"><text:s/>= 2.41), followed by those with<text:s/></text:span><text:span text:style-name="T216">no self-reported CD (C1)<text:s/></text:span><text:span text:style-name="T217">(</text:span><text:span text:style-name="T218">M</text:span><text:span text:style-name="T219"><text:s/>= 2.1,<text:s/></text:span><text:span text:style-name="T220">SD</text:span><text:span text:style-name="T221"><text:s/>= 2.18). Lower beta power was observed in individuals with<text:s/></text:span><text:span text:style-name="T222">no self-reported CD (C2)</text:span><text:span text:style-name="T223"><text:s/>(</text:span><text:span text:style-name="T224">M</text:span><text:span text:style-name="T225"><text:s/>= 1.56,<text:s/></text:span><text:span text:style-name="T226">SD</text:span><text:span text:style-name="T227"><text:s/>= 1.39) and those with<text:s/></text:span><text:span text:style-name="T228">self-reported CD</text:span><text:span text:style-name="T229"><text:s/>(</text:span><text:span text:style-name="T230">C1)</text:span><text:span text:style-name="T231"><text:s/>(</text:span><text:span text:style-name="T232">M</text:span><text:span text:style-name="T233"><text:s/>= 1.53,<text:s/></text:span><text:span text:style-name="T234">SD</text:span><text:span text:style-name="T235"><text:s/>= 1.22). Pairwise Wilcoxon rank-sum tests comparing central beta power across these four groups revealed no statistically significant differences after Bonferroni correction (all</text:span><text:span text:style-name="T236"><text:s/>p_adj</text:span><text:span text:style-name="T237"><text:s/>= 1.00,<text:s/></text:span><text:span text:style-name="T238">r</text:span><text:span text:style-name="T239"><text:s/>= .03 - .19).</text:span></text:p>
      <text:p text:style-name="P240"/>
      <text:p text:style-name="P241">Delta Power (frontal ROI)</text:p>
      <text:p text:style-name="P242"><text:span text:style-name="T243">In the two-cluster solution, mean delta power did not significantly differ between C1 (</text:span><text:span text:style-name="T244">M</text:span><text:span text:style-name="T245"><text:s/>= 1.11,<text:s/></text:span><text:span text:style-name="T246">SD</text:span><text:span text:style-name="T247"><text:s/>= 1.21) and C2 (</text:span><text:span text:style-name="T248">M</text:span><text:span text:style-name="T249"><text:s/>= 1.15,<text:s/></text:span><text:span text:style-name="T250">SD</text:span><text:span text:style-name="T251"><text:s/>= .87), as indicated by a one-sided Wilcoxon rank-sum test,<text:s/></text:span><text:span text:style-name="T252">z</text:span><text:span text:style-name="T253"><text:s/>= -.735,<text:s/></text:span><text:span text:style-name="T254">p</text:span><text:span text:style-name="T255"><text:s/>= .2311,<text:s/></text:span><text:span text:style-name="T256">r</text:span><text:span text:style-name="T257"><text:s/>= .089.</text:span></text:p>
      <text:p text:style-name="P258"><text:span text:style-name="T259">When accounting for both cluster affiliation and self-reported CD, delta power was highest in participants with no self-reported CD group in C1 (</text:span><text:span text:style-name="T260">M</text:span><text:span text:style-name="T261"><text:s/>= 1.94,<text:s/></text:span><text:span text:style-name="T262">SD</text:span><text:span text:style-name="T263"><text:s/>= 1.38), followed by those with self-reported CD in C2 (</text:span><text:span text:style-name="T264">M</text:span><text:span text:style-name="T265"><text:s/>= 1.48,<text:s/></text:span><text:span text:style-name="T266">SD</text:span><text:span text:style-name="T267"><text:s/>= 1.08), <text:s/>and those with no self-reported CD in C2 (</text:span><text:span text:style-name="T268">M</text:span><text:span text:style-name="T269"><text:s/>= .94,<text:s/></text:span><text:span text:style-name="T270">SD</text:span><text:span text:style-name="T271"><text:s/>= .75). Delta power was lowest in those with self-reported CD in C1 (</text:span><text:span text:style-name="T272">M</text:span><text:span text:style-name="T273"><text:s/>= .91,<text:s/></text:span><text:span text:style-name="T274">SD</text:span><text:span text:style-name="T275"><text:s/>= .97). Pairwise Wilcoxon rank-sum tests revealed no significant differences in mean delta power between these four groups after Bonferroni correction (all<text:s/></text:span><text:span text:style-name="T276">p_adj<text:s/></text:span><text:span text:style-name="T277">&gt; .05). However, an uncorrected difference was observed between participants with self-reported CD and no self-reported CD in C1 (</text:span><text:span text:style-name="T278">p</text:span><text:span text:style-name="T279"><text:s/>= .031,<text:s/></text:span><text:span text:style-name="T280">r</text:span><text:span text:style-name="T281"><text:s/>=.34, moderate effect), but this did not survive correction.<text:s/></text:span></text:p>
      <text:p text:style-name="P282"/>
      <text:p text:style-name="P283">Beta and Delta Power in the Four-cluster solution</text:p>
      <text:p text:style-name="P284"><text:span text:style-name="T285">Relative delta and beta power in the central region were examined across the four EEG clusters to explore potential differences in spectral characteristics. Descriptively, C1 exhibited the highest average delta power (</text:span><text:span text:style-name="T286">M</text:span><text:span text:style-name="T287"><text:s/>= 1.34,<text:s/></text:span><text:span text:style-name="T288">SD</text:span><text:span text:style-name="T289"><text:s/>= 1.34), followed by C2 (</text:span><text:span text:style-name="T290">M</text:span><text:span text:style-name="T291"><text:s/>= 1.15,<text:s/></text:span><text:span text:style-name="T292">SD</text:span><text:span text:style-name="T293"><text:s/>= 0.87), C4 (</text:span><text:span text:style-name="T294">M</text:span><text:span text:style-name="T295"><text:s/>= 0.998,<text:s/></text:span><text:span text:style-name="T296">SD</text:span><text:span text:style-name="T297"><text:s/>= 1.18), and C3 (</text:span><text:span text:style-name="T298">M</text:span><text:span text:style-name="T299"><text:s/>= 0.91,<text:s/></text:span><text:span text:style-name="T300">SD</text:span><text:span text:style-name="T301"><text:s/>= 0.78). In contrast, beta power was lowest in C1 (</text:span><text:span text:style-name="T302">M</text:span><text:span text:style-name="T303"><text:s/>= 1.43,<text:s/></text:span><text:span text:style-name="T304">SD</text:span><text:span text:style-name="T305"><text:s/>= 1.41) and highest in C3 (</text:span><text:span text:style-name="T306">M</text:span><text:span text:style-name="T307"><text:s/>= 1.97,<text:s/></text:span><text:span text:style-name="T308">SD</text:span><text:span text:style-name="T309"><text:s/>= 1.72), with intermediate values observed in C2 (</text:span><text:span text:style-name="T310">M</text:span><text:span text:style-name="T311"><text:s/>= 1.86,<text:s/></text:span><text:span text:style-name="T312">SD</text:span><text:span text:style-name="T313"><text:s/>= 1.75) and C4 (</text:span><text:span text:style-name="T314">M</text:span><text:span text:style-name="T315"><text:s/>= 1.62,<text:s/></text:span><text:span text:style-name="T316">SD</text:span><text:span text:style-name="T317"><text:s/>= 1.43).</text:span></text:p>
      <text:p text:style-name="P318"><text:span text:style-name="T319">However, non-parametric Kruskal–Wallis tests indicated that these differences were not statistically significant. For relative beta power, the test yielded<text:s/></text:span><text:span text:style-name="T320">χ</text:span><text:span text:style-name="T321">²(3)</text:span><text:span text:style-name="T322"><text:s/>= 0.93,<text:s/></text:span><text:span text:style-name="T323">p</text:span><text:span text:style-name="T324"><text:s/>= .819; for relative delta power,<text:s/></text:span><text:span text:style-name="T325">χ</text:span><text:span text:style-name="T326">²(3)</text:span><text:span text:style-name="T327"><text:s/>= 1.12,<text:s/></text:span><text:span text:style-name="T328">p</text:span><text:span text:style-name="T329"><text:s/>= .772. These results suggest that although clusters varied slightly in their central spectral profiles, there were no reliable differences in relative delta or beta power between them.</text:span></text:p>
      <text:soft-page-break/>
      <text:p text:style-name="P330"><text:span text:style-name="T331">For the eight subgroups also no significant difference was found (appendix), small sample size.</text:span><text:span text:style-name="T332"><text:s/>Further comparisons across the eight subgroups defined by self-reported cognitive difficulties within each cluster also revealed no statistically significant differences (see Appendix).</text:span></text:p>
      <text:p text:style-name="P333"/>
      <text:p text:style-name="P334">Correlation with clinical data</text:p>
      <text:p text:style-name="P335"><text:span text:style-name="T336">Central beta power was significantly correlated with TMT-A performance (</text:span><text:span text:style-name="T337">p(66)</text:span><text:span text:style-name="T338"><text:s/>= .27 ,</text:span><text:span text:style-name="T339">p</text:span><text:span text:style-name="T340"><text:s/>= .025) (in a<text:s/></text:span><text:span text:style-name="T341"><office:annotation office:name="11" xml:id="275056488"><dc:creator>Janka Hauffe</dc:creator><dc:date>2025-03-26T12:36:00</dc:date><meta:creator-initials>JH</meta:creator-initials><text:p text:style-name="P342">Already in methods, here maybe not again.<text:s/></text:p></office:annotation>Spearman Rank c</text:span><text:span text:style-name="T343"><office:annotation-end office:name="11"/></text:span><text:span text:style-name="T344">orrelation). A trend towards a positive correlation with TMT-B was also observed (</text:span><text:span text:style-name="T345">p(66)</text:span><text:span text:style-name="T346"><text:s/>= .21,<text:s/></text:span><text:span text:style-name="T347">p</text:span><text:span text:style-name="T348"><text:s/>= .09). Frontal delta power did not show significant correlations with any of the examined variables (Table X).<text:s/></text:span></text:p>
      <text:p text:style-name="P349"><text:span text:style-name="T350">PVT reaction time correlated sgnificantly negatively with the FACIT-F score (</text:span><text:span text:style-name="T351">p(66)</text:span><text:span text:style-name="T352"><text:s/>= -.28,<text:s/></text:span><text:span text:style-name="T353">p</text:span><text:span text:style-name="T354"><text:s/>= 0.02). A trend towards a positive correlation between PVT reaction time and PSQI score was also observed (</text:span><text:span text:style-name="T355">p(66)</text:span><text:span text:style-name="T356"><text:s/>= .26,<text:s/></text:span><text:span text:style-name="T357">p</text:span><text:span text:style-name="T358"><text:s/>= .05).</text:span></text:p>
      <text:p text:style-name="P359"/>
      <text:p text:style-name="P360"/>
      <text:p text:style-name="P36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Calibri" style:font-name-asian="Calibri" style:font-name-complex="Times New Roman" style:letter-kerning="true" fo:font-size="10pt" style:font-size-asian="10pt" style:font-size-complex="10pt"/>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TextChar1" style:display-name="Comment Text Char1" style:family="text" style:parent-style-name="DefaultParagraphFont">
      <style:text-properties fo:font-size="10pt" style:font-size-asian="10pt" style:font-size-complex="10pt"/>
    </style:style>
    <style:style style:name="CommentSubjectChar" style:display-name="Comment Subject Char" style:family="text" style:parent-style-name="CommentTextChar1">
      <style:text-properties fo:font-weight="bold" style:font-weight-asian="bold" style:font-weight-complex="bold"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5-03-30T05:31:00Z</meta:creation-date>
    <dc:date>2025-03-30T22:09:00Z</dc:date>
    <meta:template xlink:href="Normal.dotm" xlink:type="simple"/>
    <meta:editing-cycles>47</meta:editing-cycles>
    <meta:editing-duration>PT0S</meta:editing-duration>
    <meta:document-statistic meta:page-count="5" meta:paragraph-count="21" meta:word-count="1504" meta:character-count="10959" meta:row-count="78" meta:non-whitespace-character-count="9476"/>
  </office:meta>
</office:document-meta>
</file>